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Name – Saikat Sheet.</text:p>
      <text:p text:style-name="Standard">University Roll No : 18700120024.</text:p>
      <text:p text:style-name="Standard">Department – CSE-1.</text:p>
      <text:p text:style-name="Standard"/>
      <text:p text:style-name="Standard">Code:</text:p>
      <text:p text:style-name="Standard"/>
      <text:p text:style-name="Standard">student@tintdbmscselab21:~$ mkdir TICT</text:p>
      <text:p text:style-name="Standard">student@tintdbmscselab21:~$ cd tict</text:p>
      <text:p text:style-name="Standard">bash: cd: tict: No such file or directory</text:p>
      <text:p text:style-name="Standard">student@tintdbmscselab21:~$ cd TICT</text:p>
      <text:p text:style-name="Standard">student@tintdbmscselab21:~/TICT$ mkdir CSE</text:p>
      <text:p text:style-name="Standard">student@tintdbmscselab21:~/TICT$ mkdir IT</text:p>
      <text:p text:style-name="Standard">student@tintdbmscselab21:~/TICT$ mkdir ECE</text:p>
      <text:p text:style-name="Standard">student@tintdbmscselab21:~/TICT$ mkdir MCA</text:p>
      <text:p text:style-name="Standard">student@tintdbmscselab21:~/TICT$ cd CSE</text:p>
      <text:p text:style-name="Standard">student@tintdbmscselab21:~/TICT/CSE$ mkdir SEC1</text:p>
      <text:p text:style-name="Standard">student@tintdbmscselab21:~/TICT/CSE$ mkdir SEC2</text:p>
      <text:p text:style-name="Standard">student@tintdbmscselab21:~/TICT/CSE$ cd SEC1</text:p>
      <text:p text:style-name="Standard">student@tintdbmscselab21:~/TICT/CSE/SEC1$ cat &gt;aa.txt</text:p>
      <text:p text:style-name="Standard">HIIstudent@tintdbmscselab21:~/TICT/CSE/SEC1$ cat aa.txt</text:p>
      <text:p text:style-name="Standard">HIIstudent@tintdbmscselab21:~/TICT/CSE/SEC1$ cd ..</text:p>
      <text:p text:style-name="Standard">student@tintdbmscselab21:~/TICT/CSE$ cd ..</text:p>
      <text:p text:style-name="Standard">student@tintdbmscselab21:~/TICT$ mv CSE/SEC1/aa.txt ECE/aa.txt</text:p>
      <text:p text:style-name="Standard">student@tintdbmscselab21:~/TICT$ cat aa.txt</text:p>
      <text:p text:style-name="Standard">cat: aa.txt: No such file or directory</text:p>
      <text:p text:style-name="Standard">student@tintdbmscselab21:~/TICT$ cp ECE/aa.txt CSE/SEC1/aa.txt</text:p>
      <text:p text:style-name="Standard">student@tintdbmscselab21:~/TICT$ rmdir ECE</text:p>
      <text:p text:style-name="Standard">rmdir: failed to remove 'ECE': Directory not empty</text:p>
      <text:p text:style-name="Standard">student@tintdbmscselab21:~/TICT$ cd ECE</text:p>
      <text:p text:style-name="Standard">student@tintdbmscselab21:~/TICT/ECE$ rm aa.txt</text:p>
      <text:p text:style-name="Standard">student@tintdbmscselab21:~/TICT/ECE$ cd..</text:p>
      <text:p text:style-name="Standard">cd..: command not found</text:p>
      <text:p text:style-name="Standard">student@tintdbmscselab21:~/TICT/ECE$ cd ..</text:p>
      <text:p text:style-name="Standard">student@tintdbmscselab21:~/TICT$ rmdir ECE</text:p>
      <text:p text:style-name="Standard">student@tintdbmscselab21:~/TICT$ cd CSE</text:p>
      <text:p text:style-name="Standard">student@tintdbmscselab21:~/TICT/CSE$<text:s/>cd SEC1</text:p>
      <text:p text:style-name="Standard">student@tintdbmscselab21:~/TICT/CSE/SEC1$ cat &gt;b.txt</text:p>
      <text:p text:style-name="Standard">Hellostudent@tintdbmscselab21:~/TICT/CSE/SEC1$ cat aa.txt b.txt&gt;ab.txt</text:p>
      <text:p text:style-name="Standard">student@tintdbmscselab21:~/TICT/CSE/SEC1$ cd ..</text:p>
      <text:p text:style-name="Standard">student@tintdbmscselab21:~/TICT/CSE$ cd SEC1</text:p>
      <text:p text:style-name="Standard">student@tintdbmscselab21:~/TICT/CSE/SEC1$ mkdir SAI</text:p>
      <text:p text:style-name="Standard">student@tintdbmscselab21:~/TICT/CSE/SEC1$ ls -l</text:p>
      <text:p text:style-name="Standard">total 16</text:p>
      <text:p text:style-name="Standard">-rw-rw-r-- 1 student student <text:s text:c="3"/>3 Aug <text:s/>2 14:33 aa.txt</text:p>
      <text:p text:style-name="Standard">-rw-rw-r-- 1 student student <text:s text:c="3"/>8 Aug <text:s/>2 14:41 ab.txt</text:p>
      <text:p text:style-name="Standard">-rw-rw-r-- 1 student student <text:s text:c="3"/>5 Aug <text:s/>2 14:39 b.txt</text:p>
      <text:p text:style-name="Standard">drwxrwxr-x 2 student student 4096 Aug <text:s/>2 14:44 SAI</text:p>
      <text:p text:style-name="Standard">student@tintdbmscselab21:~/TICT/CSE/SEC1$ chmod 777</text:p>
      <text:p text:style-name="Standard">chmod: missing operand after ‘777’</text:p>
      <text:p text:style-name="Standard">Try 'chmod --help' for more information.</text:p>
      <text:p text:style-name="Standard">student@tintdbmscselab21:~/TICT/CSE/SEC1$ chmod 777 ab.txt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ikat Sheet</dc:creator>
    <meta:creation-date>2022-08-02T15:00:00Z</meta:creation-date>
    <dc:date>2022-08-14T11:32:00Z</dc:date>
    <meta:template xlink:href="Normal" xlink:type="simple"/>
    <meta:editing-cycles>2</meta:editing-cycles>
    <meta:editing-duration>PT2100S</meta:editing-duration>
    <meta:document-statistic meta:page-count="1" meta:paragraph-count="4" meta:word-count="320" meta:character-count="2141" meta:row-count="15" meta:non-whitespace-character-count="1825"/>
  </office:meta>
</office:document-meta>
</file>